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account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bankId</text:p>
          </table:table-cell>
          <table:table-cell office:value-type="string">
            <text:p>name</text:p>
          </table:table-cell>
          <table:table-cell office:value-type="string">
            <text:p>color</text:p>
          </table:table-cell>
          <table:table-cell office:value-type="string">
            <text:p>type</text:p>
          </table:table-cell>
          <table:table-cell office:value-type="string">
            <text:p>number</text:p>
          </table:table-cell>
          <table:table-cell office:value-type="string">
            <text:p>visible</text:p>
          </table:table-cell>
          <table:table-cell office:value-type="string">
            <text:p>routing</text:p>
          </table:table-cell>
          <table:table-cell office:value-type="string">
            <text:p>key</text:p>
          </table:table-cell>
          <table:table-cell office:value-type="string">
            <text:p>iconId</text:p>
          </table:table-cell>
          <table:table-cell office:value-type="string">
            <text:p>sortOrder</text:p>
          </table:table-cell>
          <table:table-cell office:value-type="string">
            <text:p>currencyCode</text:p>
          </table:table-cell>
        </table:table-row>
      </table:table>
      <table:table table:name="bank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web</text:p>
          </table:table-cell>
          <table:table-cell office:value-type="string">
            <text:p>address</text:p>
          </table:table-cell>
          <table:table-cell office:value-type="string">
            <text:p>notes</text:p>
          </table:table-cell>
          <table:table-cell office:value-type="string">
            <text:p>iconId</text:p>
          </table:table-cell>
          <table:table-cell office:value-type="string">
            <text:p>online</text:p>
          </table:table-cell>
          <table:table-cell office:value-type="string">
            <text:p>fid</text:p>
          </table:table-cell>
          <table:table-cell office:value-type="string">
            <text:p>org</text:p>
          </table:table-cell>
          <table:table-cell office:value-type="string">
            <text:p>ofx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>
          <table:table-cell office:value-type="string">
            <text:p>a7d52f8147f8a6a1e95e73253c8eac5e7</text:p>
          </table:table-cell>
          <table:table-cell office:value-type="float" office:value="0">
            <text:p>0</text:p>
          </table:table-cell>
          <table:table-cell office:value-type="string">
            <text:p>[<text:line-break/><text:s text:c="2"/>{<text:line-break/><text:s text:c="4"/>"t": 0,<text:line-break/><text:s text:c="4"/>"q": {<text:line-break/><text:s text:c="6"/>"$set": {<text:line-break/><text:s text:c="8"/>"name": "UW Credit Union",<text:line-break/><text:s text:c="8"/>"web": "http://www.uwcu.org/",<text:line-break/><text:s text:c="8"/>"address": "3500 University Avenue\nMadison, WI 53744\nUSA",<text:line-break/><text:s text:c="8"/>"notes": "",<text:line-break/><text:s text:c="8"/>"iconId": "data:image/png;width=152;height=152;base64,iVBORw0KGgoAAAANSUhEUgAAAJgAAACYCAYAAAAYwiAhAAAMPklEQVR4nO3deXRU1R0H8O/kzZJktsyESTLsMaEJVmMPS4VwKIugFQsUbAMlekBWPUdErKgIWhDlqNUasa2njVtPBeW0LNEDgmIr2jZQBetSG8uS1EESEpJJJusk82b6RyQmkIQk795335v5ff4jy+/+Du+bmTfv3XevIRKJREAIJ3GiGyDRjQJGuKKAEa4oYIQrChjhigJGuKKAEa4oYIQrChjhigJGuKKAEa4oYIQrChjhigJGuKKAEa4oYIQrChjhigJGuKKAEa4oYIQrChjhigJGuDLyHuCLkd/nPYQwBqOEOGsiDCYTJJcTkssJoycZ5uFDYBo6GJZR6bBkZUJy2kW3Kgz3gEWzSEiGXFcPAAidr+nx50xDvEgcm4OEMVfDOmEMLNmZarUonIH3g7fR/Ao2UCZvCmxTc2G/cTqsueNhMEqiW+KGAiaY5HLCOft6JOXNRvxV2aLbYY4CpiEJOaPhvm0hHLNnwmCMjrMXCpgGmbypSF55C1yL5sFgMYtuRxEKmIaZvCkYtHopkvLm6vY8jQKmA/FXfgepD6+FdcJY0a30GwVMR5w3z0LaxrWQXE7RrfQZXcnXkbpd+3FqRh7q3z4supU+o4DpTKjaD9/KdShfvxXh5hbR7VwWBUyn/K/tRdm8pWgt84lupVcUMB1rKTmJ0jlL0PD+EdGt9IgCpnNyoB6+pWvhf22v6Fa6RQGLApGQjPL1W1FVUCi6lUtQwKJIVUEhzj32LKChhcMpYFGmunA7zm3dJrqNDhSwKFRduF0zb5cUsChVVVAI/6u7RLdBAYtm5b/4JRoOFwvtgQIWzeQwzty5Aa2lXwlrgQIW5cL1DfCtuk/YbSUKWAwI/vc0zm15RsjYFLAY4d+xB/UH31N9XE3NB3MvzoMlK4NjN71rOnocdUUHu/1e8qpbYR4xVOWOvtVwuFhxQCS3C5mHdkJyJ7Fpqg809WSBbcpE2KZPEtdAONxjwOwzJiNx/PdUbuhbcl1AccDkGj8qHi3AkF9tYtJTX9BbZIyp270fjcXHVBuPAhaDKjY/DchhVcaigMWgYMlJ+HcWqTIWBSxGVW17AZFgK/dxKGAxKlRRBf/23dzHoYDFsOoXdiDS1sZ1DApYDGs7W4HAG+9wHYMCFuOqX3mda30KWIxr+awELZ+XcKtPASNcn0iigBEE9h3idrJPASOQawNo/Ns/udSmgBEAQIDTVB4KGAEANLz3Dy51KWAEQPuV/WDJSeZ1NTUfLNzU1LHu/MUMUhzibFaVO/pWuLGX3r7ZkEHvGo8cZ76Gv6YCdubODT1+z5KdiYwDO1Tspquvltzd4/ds0ydh+Eti5ryz1PTRJ3AvyWNak94iSYfmY58yr0kBIx3ays9Brg0wrUkBI10Ev2R7ok8BI10ET5QyrUcBI120njnLtB4FjHTRdqacaT0KGOkiVFnNtB4FjHQh1/iZ1qOAMRAtW+8BgOyvY1qPAsaAyFtYrIVb2c4Lo4AxINltoltgJsJ4HTEKGAPGNI/oFpiJhEJM63EPWDSdn/TEkjFSdAvMsD5e/AOWEM97COEScq4U3QIzrI8X94DFmU28hxDKkp0ZVW+RrI8X94BJSfrZnXUg7NMELpjHAevddPkHLFm95RpVFxcH509uEt0FU5LbxbQe94AZUwbxHoIZg6l/bw/2GZOj6gQfAIwpyUzrcQ+YaaiX9xDM9OeCqcFohOeeVRy7EYP18eIeMPPQwbyHYMaSMaLPP+v5+e2IZ/yAhBawPl7cA2YZlc57CGYsWRl9WqrcvSQPg26/VYWO1Mf6ePEPWJaO/soNBqQ9ej8MFnO335bcSRjy9CakbboXMBhUbk4drI8X98vsUpIDJm8q2srP8R6KCdvka3HFvldR+6c30VrmA8JhGFMGwTphDOwzp8AQbxHdIjcmbyqkJAfTmqrcx0kYdw3a3nxbUY1wfSOjbi7PkjkSqetXqzZeX5hV+LCUMDaHeU1VbnYnMmic91qiWme/YSpsk6/lOkbiuGuY11TlFcw6YYziGnKNHwiHgbjYnABiMJsx/I/PobXMd8mrecPhYlQ+9bziMVgcp4upEjBLdiZM3hS0lVcOuEYkJCNUWR1V9/0Gwjxy2CVfC57+n+K6xjQP83UpABXng1mnTFRcI1gmbufWaGebmsulrmoBc8y6TnGN4BcnGHRCuuO4fiqXuuq9guWOU3ynvvlf/2bUDelMSnLAOrnv+3r2h2oBMxiNil/FGos/aj/RJ0w5bprR7xv9faXqRzLXz36s6PdDVdVo4rDEUKxzLVR2XHqjasDir8pGQs5oRTUC+99l1A1bwVNlkAPdr4CoZfFXZyP+6mxu9VW/qORevEDR79f+eZ8mD+T537wCyaq/5yOTlyzkWl/1gDnmzIRpcNqAfz9c34DaHfx2phiI4Jen0PDuB4Ckr4vAJm8qHHNmch1D9f8Rg8mE5OWLFNU4/9tXmK+hMGByGGcfeEyXsyuSV+RzO7m/QMifnCt/vqIr8nKgHuce28awo4GrLPg9mj/+vH0FapX2wWbBmOaBK38+93GEBMxgMcNz13JFNWp37UPd7v2MOhqYur0HcP7XL7f/IxLR1Z0Gz13Lepz3xpKwkwbXgrmwZGUoqlG+4XE0Fh9j1FH/1L99GGfXbQEikS5f0wNLVgZcC/hdmuhM3FmpFNc+M1SBcHMLfMvu4bYNSk/8r+6C7477L5lCVPPiaz1u1qAlaZvuVe0DidCPPdaJY+GcP0tRjXBTM75adk/7WxXncyC5NoCv1zyE8o1PdDtW6HwNztz5ICLBVq59KOGcPwvWiWNVG0/45+q0jXcrf9hTDqPyqedROu82NH/yBZvGOomEZNS+XoRTM/JQV3Sw159t/OAoTv/oVjQdPc68D6UktwtpG3vesYQHQyTS6SRCkPqD78G36j5m9WxTc+Fe/FPYfjBR0VuBXBtA3d4DqH5xB9p8/V992ZKdCfu0XMRfNRqmwamIS0zgshhMw6H3UfHI5beyGfa7J2G/YSrz8XujiYABQPn6rcy39pXcLtin5cI6aTziv5sFc8aIXpcnkmtqETxZhqYPP0Zj8TE0Hf04aqZqJy2ci8GP97wXFC+aCVi4uQWl85Zy2VKug8EAyWmH5HRActoR57Aj0hKEXN+AUEWlLk7QB8IyKh3pb/wBcQKW0tJMwACgtcyH07MXI1zfILqVqBFnt+GKopdhvqLvT60zHV/IqD0wjxyGodu26O6enmZJcRj67BZh4QI0FjAAsE2bBO/mdaLbiArezetgmy52/TLNBQwAXLfcDM8aZbeSYp1nzXK4brlZdBvaDBgAeNauVDzrIlYlL18Ez9qVotsAoOGAAUDqhjVIXpEvug1dSV6Rj9QNa0S30UFTnyJ7UlVQiKqCQtFtaJ5nzXLNvHJdoIuAAYB/xx5UPPwkIiFZdCuaYzBKSHtkHVyL+M/v6i/dBAxoX4Ph69UbNTknXxTJYceQ5x6FjcGT8zzoKmAA0Frqg++O+/le8dcJS3Ymhj3/BMzpl65XoRWaPsnvjjl9GNL3vKT4GUu9S1owB+l7XtJ0uAAdvoJ1FjjwV5Q/+Lh2HgBRgeR2wbv1ATh+OE10K32i64AB7TMgKrY8g7o9b4luhTvnvBuR9tBaSG79bG6h+4Bd0HjkGCoeehLBE6WiW2HOMiodaZvXwZo7TnQr/RY1AQO+mXm6swhVz72IUEWV6HYUM6Z54Fm9DEkL5sJglES3MyBRFbALIsFW+LfvRnXhdt2sbt2ZyZuK5BX5cOXPV+XRMp6iMmAXREIhBN58BzUvv47mT/8jup3LSsgZDfdtC+GYPTNqNnKN6oB11vJZCfw7ixDYdwiyv050Ox0klxOOm2bAtWAu11VuRImZgF0QCYXQ+PcPEXjrL2g8XKxoYeKBMnlTYJ0yEY4bp8M6aXzUvFp1J+YCdrFgyUk0HjmOpo8+QfOxT7mcs5m8qUgYdw0Sx+bAOmEMl9WctSrmA3YxuTaAlpITaD1ZhlbfWbSdOYtQZTVkfy1kfx0ioRDk+saONfsluxUGoxGSywnJlQRjSjJMQwfDPHwIzBkjEJ89ivn2LHpCASNc6e5eJNEXChjhigJGuKKAEa4oYIQrChjhigJGuKKAEa4oYIQrChjhigJGuKKAEa4oYIQrChjhigJGuKKAEa4oYIQrChjhigJGuPo/aaWcqIUplscAAAAASUVORK5CYII=",<text:line-break/><text:s text:c="8"/>"online": true,<text:line-break/><text:s text:c="8"/>"fid": "1001",<text:line-break/><text:s text:c="8"/>"org": "UWCU",<text:line-break/><text:s text:c="8"/>"ofx": "https://ofx.uwcu.org/serverext.dll",<text:line-break/><text:s text:c="8"/>"username": "",<text:line-break/><text:s text:c="8"/>"password": ""<text:line-break/><text:s text:c="6"/>}<text:line-break/><text:s text:c="4"/>}<text:line-break/><text:s text:c="2"/>}<text:line-break/>]</text:p>
          </table:table-cell>
          <table:table-cell office:value-type="string">
            <text:p>UW Credit Union</text:p>
          </table:table-cell>
          <table:table-cell office:value-type="string">
            <text:p>http://www.uwcu.org/</text:p>
          </table:table-cell>
          <table:table-cell office:value-type="string">
            <text:p>3500 University Avenue<text:line-break/>Madison, WI 53744<text:line-break/>USA</text:p>
          </table:table-cell>
          <table:table-cell office:value-type="string">
            <text:p/>
          </table:table-cell>
          <table:table-cell office:value-type="string">
            <text:p>data:image/png;width=152;height=152;base64,iVBORw0KGgoAAAANSUhEUgAAAJgAAACYCAYAAAAYwiAhAAAMPklEQVR4nO3deXRU1R0H8O/kzZJktsyESTLsMaEJVmMPS4VwKIugFQsUbAMlekBWPUdErKgIWhDlqNUasa2njVtPBeW0LNEDgmIr2jZQBetSG8uS1EESEpJJJusk82b6RyQmkIQk795335v5ff4jy+/+Du+bmTfv3XevIRKJREAIJ3GiGyDRjQJGuKKAEa4oYIQrChjhigJGuKKAEa4oYIQrChjhigJGuKKAEa4oYIQrChjhigJGuKKAEa4oYIQrChjhigJGuKKAEa4oYIQrChjhigJGuDLyHuCLkd/nPYQwBqOEOGsiDCYTJJcTkssJoycZ5uFDYBo6GJZR6bBkZUJy2kW3Kgz3gEWzSEiGXFcPAAidr+nx50xDvEgcm4OEMVfDOmEMLNmZarUonIH3g7fR/Ao2UCZvCmxTc2G/cTqsueNhMEqiW+KGAiaY5HLCOft6JOXNRvxV2aLbYY4CpiEJOaPhvm0hHLNnwmCMjrMXCpgGmbypSF55C1yL5sFgMYtuRxEKmIaZvCkYtHopkvLm6vY8jQKmA/FXfgepD6+FdcJY0a30GwVMR5w3z0LaxrWQXE7RrfQZXcnXkbpd+3FqRh7q3z4supU+o4DpTKjaD9/KdShfvxXh5hbR7VwWBUyn/K/tRdm8pWgt84lupVcUMB1rKTmJ0jlL0PD+EdGt9IgCpnNyoB6+pWvhf22v6Fa6RQGLApGQjPL1W1FVUCi6lUtQwKJIVUEhzj32LKChhcMpYFGmunA7zm3dJrqNDhSwKFRduF0zb5cUsChVVVAI/6u7RLdBAYtm5b/4JRoOFwvtgQIWzeQwzty5Aa2lXwlrgQIW5cL1DfCtuk/YbSUKWAwI/vc0zm15RsjYFLAY4d+xB/UH31N9XE3NB3MvzoMlK4NjN71rOnocdUUHu/1e8qpbYR4xVOWOvtVwuFhxQCS3C5mHdkJyJ7Fpqg809WSBbcpE2KZPEtdAONxjwOwzJiNx/PdUbuhbcl1AccDkGj8qHi3AkF9tYtJTX9BbZIyp270fjcXHVBuPAhaDKjY/DchhVcaigMWgYMlJ+HcWqTIWBSxGVW17AZFgK/dxKGAxKlRRBf/23dzHoYDFsOoXdiDS1sZ1DApYDGs7W4HAG+9wHYMCFuOqX3mda30KWIxr+awELZ+XcKtPASNcn0iigBEE9h3idrJPASOQawNo/Ns/udSmgBEAQIDTVB4KGAEANLz3Dy51KWAEQPuV/WDJSeZ1NTUfLNzU1LHu/MUMUhzibFaVO/pWuLGX3r7ZkEHvGo8cZ76Gv6YCdubODT1+z5KdiYwDO1Tspquvltzd4/ds0ydh+Eti5ryz1PTRJ3AvyWNak94iSYfmY58yr0kBIx3ays9Brg0wrUkBI10Ev2R7ok8BI10ET5QyrUcBI120njnLtB4FjHTRdqacaT0KGOkiVFnNtB4FjHQh1/iZ1qOAMRAtW+8BgOyvY1qPAsaAyFtYrIVb2c4Lo4AxINltoltgJsJ4HTEKGAPGNI/oFpiJhEJM63EPWDSdn/TEkjFSdAvMsD5e/AOWEM97COEScq4U3QIzrI8X94DFmU28hxDKkp0ZVW+RrI8X94BJSfrZnXUg7NMELpjHAevddPkHLFm95RpVFxcH509uEt0FU5LbxbQe94AZUwbxHoIZg6l/bw/2GZOj6gQfAIwpyUzrcQ+YaaiX9xDM9OeCqcFohOeeVRy7EYP18eIeMPPQwbyHYMaSMaLPP+v5+e2IZ/yAhBawPl7cA2YZlc57CGYsWRl9WqrcvSQPg26/VYWO1Mf6ePEPWJaO/soNBqQ9ej8MFnO335bcSRjy9CakbboXMBhUbk4drI8X98vsUpIDJm8q2srP8R6KCdvka3HFvldR+6c30VrmA8JhGFMGwTphDOwzp8AQbxHdIjcmbyqkJAfTmqrcx0kYdw3a3nxbUY1wfSOjbi7PkjkSqetXqzZeX5hV+LCUMDaHeU1VbnYnMmic91qiWme/YSpsk6/lOkbiuGuY11TlFcw6YYziGnKNHwiHgbjYnABiMJsx/I/PobXMd8mrecPhYlQ+9bziMVgcp4upEjBLdiZM3hS0lVcOuEYkJCNUWR1V9/0Gwjxy2CVfC57+n+K6xjQP83UpABXng1mnTFRcI1gmbufWaGebmsulrmoBc8y6TnGN4BcnGHRCuuO4fiqXuuq9guWOU3ynvvlf/2bUDelMSnLAOrnv+3r2h2oBMxiNil/FGos/aj/RJ0w5bprR7xv9faXqRzLXz36s6PdDVdVo4rDEUKxzLVR2XHqjasDir8pGQs5oRTUC+99l1A1bwVNlkAPdr4CoZfFXZyP+6mxu9VW/qORevEDR79f+eZ8mD+T537wCyaq/5yOTlyzkWl/1gDnmzIRpcNqAfz9c34DaHfx2phiI4Jen0PDuB4Ckr4vAJm8qHHNmch1D9f8Rg8mE5OWLFNU4/9tXmK+hMGByGGcfeEyXsyuSV+RzO7m/QMifnCt/vqIr8nKgHuce28awo4GrLPg9mj/+vH0FapX2wWbBmOaBK38+93GEBMxgMcNz13JFNWp37UPd7v2MOhqYur0HcP7XL7f/IxLR1Z0Gz13Lepz3xpKwkwbXgrmwZGUoqlG+4XE0Fh9j1FH/1L99GGfXbQEikS5f0wNLVgZcC/hdmuhM3FmpFNc+M1SBcHMLfMvu4bYNSk/8r+6C7477L5lCVPPiaz1u1qAlaZvuVe0DidCPPdaJY+GcP0tRjXBTM75adk/7WxXncyC5NoCv1zyE8o1PdDtW6HwNztz5ICLBVq59KOGcPwvWiWNVG0/45+q0jXcrf9hTDqPyqedROu82NH/yBZvGOomEZNS+XoRTM/JQV3Sw159t/OAoTv/oVjQdPc68D6UktwtpG3vesYQHQyTS6SRCkPqD78G36j5m9WxTc+Fe/FPYfjBR0VuBXBtA3d4DqH5xB9p8/V992ZKdCfu0XMRfNRqmwamIS0zgshhMw6H3UfHI5beyGfa7J2G/YSrz8XujiYABQPn6rcy39pXcLtin5cI6aTziv5sFc8aIXpcnkmtqETxZhqYPP0Zj8TE0Hf04aqZqJy2ci8GP97wXFC+aCVi4uQWl85Zy2VKug8EAyWmH5HRActoR57Aj0hKEXN+AUEWlLk7QB8IyKh3pb/wBcQKW0tJMwACgtcyH07MXI1zfILqVqBFnt+GKopdhvqLvT60zHV/IqD0wjxyGodu26O6enmZJcRj67BZh4QI0FjAAsE2bBO/mdaLbiArezetgmy52/TLNBQwAXLfcDM8aZbeSYp1nzXK4brlZdBvaDBgAeNauVDzrIlYlL18Ez9qVotsAoOGAAUDqhjVIXpEvug1dSV6Rj9QNa0S30UFTnyJ7UlVQiKqCQtFtaJ5nzXLNvHJdoIuAAYB/xx5UPPwkIiFZdCuaYzBKSHtkHVyL+M/v6i/dBAxoX4Ph69UbNTknXxTJYceQ5x6FjcGT8zzoKmAA0Frqg++O+/le8dcJS3Ymhj3/BMzpl65XoRWaPsnvjjl9GNL3vKT4GUu9S1owB+l7XtJ0uAAdvoJ1FjjwV5Q/+Lh2HgBRgeR2wbv1ATh+OE10K32i64AB7TMgKrY8g7o9b4luhTvnvBuR9tBaSG79bG6h+4Bd0HjkGCoeehLBE6WiW2HOMiodaZvXwZo7TnQr/RY1AQO+mXm6swhVz72IUEWV6HYUM6Z54Fm9DEkL5sJglES3MyBRFbALIsFW+LfvRnXhdt2sbt2ZyZuK5BX5cOXPV+XRMp6iMmAXREIhBN58BzUvv47mT/8jup3LSsgZDfdtC+GYPTNqNnKN6oB11vJZCfw7ixDYdwiyv050Ox0klxOOm2bAtWAu11VuRImZgF0QCYXQ+PcPEXjrL2g8XKxoYeKBMnlTYJ0yEY4bp8M6aXzUvFp1J+YCdrFgyUk0HjmOpo8+QfOxT7mcs5m8qUgYdw0Sx+bAOmEMl9WctSrmA3YxuTaAlpITaD1ZhlbfWbSdOYtQZTVkfy1kfx0ioRDk+saONfsluxUGoxGSywnJlQRjSjJMQwfDPHwIzBkjEJ89ivn2LHpCASNc6e5eJNEXChjhigJGuKKAEa4oYIQrChjhigJGuKKAEa4oYIQrChjhigJGuKKAEa4oYIQrChjhigJGuKKAEa4oYIQrChjhigJGuPo/aaWcqIUplscAAAAASUVORK5CYII=</text:p>
          </table:table-cell>
          <table:table-cell office:value-type="boolean" office:boolean-value="true">
            <text:p>TRUE</text:p>
          </table:table-cell>
          <table:table-cell office:value-type="string">
            <text:p>1001</text:p>
          </table:table-cell>
          <table:table-cell office:value-type="string">
            <text:p>UWCU</text:p>
          </table:table-cell>
          <table:table-cell office:value-type="string">
            <text:p>https://ofx.uwcu.org/serverext.d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bill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web</text:p>
          </table:table-cell>
          <table:table-cell office:value-type="string">
            <text:p>icon</text:p>
          </table:table-cell>
          <table:table-cell office:value-type="string">
            <text:p>notes</text:p>
          </table:table-cell>
          <table:table-cell office:value-type="string">
            <text:p>amount</text:p>
          </table:table-cell>
          <table:table-cell office:value-type="string">
            <text:p>account</text:p>
          </table:table-cell>
          <table:table-cell office:value-type="string">
            <text:p>category</text:p>
          </table:table-cell>
          <table:table-cell office:value-type="string">
            <text:p>showAdvanced</text:p>
          </table:table-cell>
          <table:table-cell office:value-type="string">
            <text:p>sortOrder</text:p>
          </table:table-cell>
          <table:table-cell office:value-type="string">
            <text:p>rrule</text:p>
          </table:table-cell>
        </table:table-row>
      </table:table>
      <table:table table:name="budget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sortOrder</text:p>
          </table:table-cell>
        </table:table-row>
      </table:table>
      <table:table table:name="categorie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amount</text:p>
          </table:table-cell>
        </table:table-row>
      </table:table>
      <table:table table:name="image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mi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buf</text:p>
          </table:table-cell>
          <table:table-cell office:value-type="string">
            <text:p>src</text:p>
          </table:table-cell>
        </table:table-row>
      </table:table>
      <table:table table:name="settings">
        <table:table-row>
          <table:table-cell office:value-type="string">
            <text:p>key</text:p>
          </table:table-cell>
          <table:table-cell office:value-type="string">
            <text:p>value</text:p>
          </table:table-cell>
        </table:table-row>
      </table:table>
      <table:table table:name="transaction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accountId</text:p>
          </table:table-cell>
          <table:table-cell office:value-type="string">
            <text:p>time</text:p>
          </table:table-cell>
          <table:table-cell office:value-type="string">
            <text:p>account</text:p>
          </table:table-cell>
          <table:table-cell office:value-type="string">
            <text:p>server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memo</text:p>
          </table:table-cell>
          <table:table-cell office:value-type="string">
            <text:p>amount</text:p>
          </table:table-cell>
          <table:table-cell office:value-type="string">
            <text:p>balanc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4.3</meta:generator>
  </office:meta>
</office:document-meta>
</file>